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6cb1" officeooo:paragraph-rsid="00046cb1"/>
    </style:style>
    <style:style style:name="P2" style:family="paragraph" style:parent-style-name="Standard">
      <style:text-properties fo:font-variant="normal" fo:text-transform="none" fo:color="#000000" loext:opacity="100%" style:font-name="Arial" fo:font-size="10.5pt" fo:letter-spacing="normal" fo:font-style="normal" fo:font-weight="normal" officeooo:rsid="00046cb1" officeooo:paragraph-rsid="00046cb1"/>
    </style:style>
    <style:style style:name="P3" style:family="paragraph" style:parent-style-name="Standard">
      <style:text-properties fo:font-variant="normal" fo:text-transform="none" fo:color="#000000" loext:opacity="100%" style:font-name="Arial" fo:font-size="10.5pt" fo:letter-spacing="normal" fo:font-style="normal" fo:font-weight="normal" officeooo:rsid="000aea76" officeooo:paragraph-rsid="000aea76"/>
    </style:style>
    <style:style style:name="P4" style:family="paragraph" style:parent-style-name="Standard">
      <style:text-properties officeooo:paragraph-rsid="00046cb1"/>
    </style:style>
    <style:style style:name="P5" style:family="paragraph" style:parent-style-name="Standard">
      <style:text-properties officeooo:rsid="0007b904" officeooo:paragraph-rsid="000a0f34"/>
    </style:style>
    <style:style style:name="T1" style:family="text">
      <style:text-properties fo:font-variant="normal" fo:text-transform="none" fo:color="#000000" loext:opacity="100%" style:font-name="Arial" fo:font-size="10.5pt" fo:letter-spacing="normal" fo:font-style="normal" fo:font-weight="normal"/>
    </style:style>
    <style:style style:name="T2" style:family="text">
      <style:text-properties fo:font-variant="normal" fo:text-transform="none" fo:color="#000000" loext:opacity="100%" style:font-name="Arial" fo:font-size="10.5pt" fo:letter-spacing="normal" fo:font-style="normal" fo:font-weight="normal" officeooo:rsid="0004e5cc"/>
    </style:style>
    <style:style style:name="T3" style:family="text">
      <style:text-properties fo:font-variant="normal" fo:text-transform="none" fo:color="#000000" loext:opacity="100%" style:font-name="Arial" fo:font-size="10.5pt" fo:letter-spacing="normal" fo:font-style="normal" fo:font-weight="normal" officeooo:rsid="0005f2d3"/>
    </style:style>
    <style:style style:name="T4" style:family="text">
      <style:text-properties fo:font-variant="normal" fo:text-transform="none" fo:color="#000000" loext:opacity="100%" style:font-name="Arial" fo:font-size="10.5pt" fo:letter-spacing="normal" fo:font-style="normal" fo:font-weight="normal" officeooo:rsid="0007fc57"/>
    </style:style>
    <style:style style:name="T5" style:family="text">
      <style:text-properties fo:font-variant="normal" fo:text-transform="none" fo:color="#000000" loext:opacity="100%" style:font-name="Arial" fo:font-size="10.5pt" fo:letter-spacing="normal" fo:font-style="normal" fo:font-weight="normal" officeooo:rsid="00096949"/>
    </style:style>
    <style:style style:name="T6" style:family="text">
      <style:text-properties fo:font-variant="normal" fo:text-transform="none" fo:color="#000000" loext:opacity="100%" style:font-name="Arial" fo:font-size="10.5pt" fo:letter-spacing="normal" fo:font-style="normal" fo:font-weight="normal" officeooo:rsid="000a0f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istical Analysis</text:p>
      <text:p text:style-name="P1"/>
      <text:p text:style-name="P4"><text:span text:style-name="T2">In this study we were interested in estimating the probability that a dog will be diagnosed with MUO within 60 days of the last vaccination, this is because from a pathogenetic point of view, if there is a causal relationship between vaccination and MUO this can only result in disease over a longer period of time. Therefore the time from the last vaccination to the diagnosis of UM represents the <text:s/>time to event outcome <text:s/>variable <text:s/>of <text:s/>interest. Statistical analysis of these variables is called time to event analysis or survival analysis even though the outcome is not always death.  In survival analysis, we use information on event status and follow up time to estimate a survival function. </text:span><text:span text:style-name="T3">We </text:span><text:span text:style-name="T2">prefer to generate cumulative incidence curves, as opposed to survival curves which show the cumulative probabilities of experiencing the event of interest </text:span><text:span text:style-name="T3">( diagnosis of MUO). </text:span><text:span text:style-name="T2"><text:s/>Cumulative incidence, or cumulative failure probability, is computed as 1-St and can be computed easily using the Kaplan-Meier approach. </text:span></text:p>
      <text:p text:style-name="P5"><text:span text:style-name="T2">C</text:span><text:span text:style-name="T1">umulative incidence curve with 95% Confidence Interval was estimated with survfit function <text:s text:c="2"/>of survival package </text:span><text:span text:style-name="T4">(</text:span><text:span text:style-name="T1">T. Therneau 202</text:span><text:span text:style-name="T5">2</text:span><text:span text:style-name="T1">) and plotted with autoplot function of ggplot2 package (H. Wickham </text:span><text:span text:style-name="T4">2016) </text:span><text:span text:style-name="T1"><text:s/>o</text:span><text:span text:style-name="T4">n </text:span><text:span text:style-name="T1"><text:s/>R </text:span><text:span text:style-name="T4">language (R Core Team 2021). </text:span><text:span text:style-name="T6">Median Survival Time with 95%CI was estimated by mean <text:s/></text:span><text:span text:style-name="T2">Kaplan-Meier </text:span><text:span text:style-name="T6">method. </text:span></text:p>
      <text:p text:style-name="P4"><text:span text:style-name="T2"/></text:p>
      <text:p text:style-name="P2"/>
      <text:p text:style-name="P3">Result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7:46:37.414715407</meta:creation-date>
    <dc:date>2022-03-10T19:21:40.533100801</dc:date>
    <meta:editing-duration>PT23M51S</meta:editing-duration>
    <meta:editing-cycles>3</meta:editing-cycles>
    <meta:generator>LibreOffice/7.2.5.2$Linux_X86_64 LibreOffice_project/20$Build-2</meta:generator>
    <meta:document-statistic meta:table-count="0" meta:image-count="0" meta:object-count="0" meta:page-count="1" meta:paragraph-count="4" meta:word-count="213" meta:character-count="1359" meta:non-whitespace-character-count="1137"/>
  </office:meta>
</office:document-meta>
</file>